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51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8.5cm" svg:height="19.475cm" svg:x="4cm" svg:y="0.737cm">
          <draw:text-box>
            <text:p>8上-英语-人教版 unit 1</text:p>
            <text:p/>
            <text:p>stranger</text:p>
            <text:p/>
            <text:p>state / province / city / town / county</text:p>
            <text:p/>
            <text:p>breath /breθ/ / breathe /briːð/</text:p>
            <text:p/>
            <text:p>somewhere / sometime / sometimes</text:p>
            <text:p/>
            <text:p>bored / boring</text:p>
            <text:p/>
            <text:p>stand up / sit down</text:p>
            <text:p/>
            <text:p>Russian / Russia</text:p>
            <text:p/>
            <text:p>air port / railway station / bus stop / taxi stand</text:p>
            <text:p/>
            <text:p>passport / visa</text:p>
            <text:p/>
            <text:p>surprised / surprising</text:p>
            <text:p/>
            <text:p>sheep / deer</text:p>
            <text:p/>
            <text:p>look for / find, look at / see</text:p>
            <text:p/>
            <text:p>England / Scotland / Wales / North Irelan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8M29S</meta:editing-duration>
    <meta:editing-cycles>14</meta:editing-cycles>
    <meta:generator>OpenOffice/4.1.15$Win32 OpenOffice.org_project/4115m2$Build-9813</meta:generator>
    <dc:date>2025-09-20T21:48:34.56</dc:date>
    <dc:creator>Eric Zhang</dc:creator>
    <meta:document-statistic meta:object-count="24"/>
  </office:meta>
</office:document-meta>
</file>